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5883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4" calcext:value-type="float">
            <text:p>44</text:p>
          </table:table-cell>
          <table:table-cell office:value-type="float" office:value="911838000" calcext:value-type="float">
            <text:p>911838000</text:p>
          </table:table-cell>
          <table:table-cell office:value-type="float" office:value="4.65909" calcext:value-type="float">
            <text:p>4.65909</text:p>
          </table:table-cell>
          <table:table-cell office:value-type="float" office:value="22.6818" calcext:value-type="float">
            <text:p>22.6818</text:p>
          </table:table-cell>
          <table:table-cell office:value-type="float" office:value="42" calcext:value-type="float">
            <text:p>42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office:value-type="float" office:value="750206000" calcext:value-type="float">
            <text:p>750206000</text:p>
          </table:table-cell>
          <table:table-cell office:value-type="float" office:value="4.02273" calcext:value-type="float">
            <text:p>4.02273</text:p>
          </table:table-cell>
          <table:table-cell office:value-type="float" office:value="32.6136" calcext:value-type="float">
            <text:p>32.6136</text:p>
          </table:table-cell>
          <table:table-cell office:value-type="float" office:value="43" calcext:value-type="float">
            <text:p>43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3" calcext:value-type="float">
            <text:p>1893</text:p>
          </table:table-cell>
          <table:table-cell office:value-type="float" office:value="46" calcext:value-type="float">
            <text:p>46</text:p>
          </table:table-cell>
          <table:table-cell office:value-type="float" office:value="728415000" calcext:value-type="float">
            <text:p>728415000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12.5" calcext:value-type="float">
            <text:p>12.5</text:p>
          </table:table-cell>
          <table:table-cell office:value-type="float" office:value="47" calcext:value-type="float">
            <text:p>47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6" calcext:value-type="float">
            <text:p>1796</text:p>
          </table:table-cell>
          <table:table-cell office:value-type="float" office:value="46" calcext:value-type="float">
            <text:p>46</text:p>
          </table:table-cell>
          <table:table-cell office:value-type="float" office:value="958462000" calcext:value-type="float">
            <text:p>958462000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47.4348" calcext:value-type="float">
            <text:p>47.4348</text:p>
          </table:table-cell>
          <table:table-cell office:value-type="float" office:value="45" calcext:value-type="float">
            <text:p>45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0" calcext:value-type="float">
            <text:p>40</text:p>
          </table:table-cell>
          <table:table-cell office:value-type="float" office:value="827806000" calcext:value-type="float">
            <text:p>827806000</text:p>
          </table:table-cell>
          <table:table-cell office:value-type="float" office:value="4" calcext:value-type="float">
            <text:p>4</text:p>
          </table:table-cell>
          <table:table-cell office:value-type="float" office:value="38.175" calcext:value-type="float">
            <text:p>38.175</text:p>
          </table:table-cell>
          <table:table-cell office:value-type="float" office:value="47" calcext:value-type="float">
            <text:p>47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36" calcext:value-type="float">
            <text:p>36</text:p>
          </table:table-cell>
          <table:table-cell office:value-type="float" office:value="865518000" calcext:value-type="float">
            <text:p>865518000</text:p>
          </table:table-cell>
          <table:table-cell office:value-type="float" office:value="4.63889" calcext:value-type="float">
            <text:p>4.63889</text:p>
          </table:table-cell>
          <table:table-cell office:value-type="float" office:value="43.6389" calcext:value-type="float">
            <text:p>43.6389</text:p>
          </table:table-cell>
          <table:table-cell office:value-type="float" office:value="45" calcext:value-type="float">
            <text:p>45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office:value-type="float" office:value="868749000" calcext:value-type="float">
            <text:p>868749000</text:p>
          </table:table-cell>
          <table:table-cell office:value-type="float" office:value="4.08696" calcext:value-type="float">
            <text:p>4.08696</text:p>
          </table:table-cell>
          <table:table-cell office:value-type="float" office:value="37.913" calcext:value-type="float">
            <text:p>37.913</text:p>
          </table:table-cell>
          <table:table-cell office:value-type="float" office:value="47" calcext:value-type="float">
            <text:p>47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46" calcext:value-type="float">
            <text:p>46</text:p>
          </table:table-cell>
          <table:table-cell office:value-type="float" office:value="734676000" calcext:value-type="float">
            <text:p>734676000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32.5" calcext:value-type="float">
            <text:p>32.5</text:p>
          </table:table-cell>
          <table:table-cell office:value-type="float" office:value="49" calcext:value-type="float">
            <text:p>49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4" calcext:value-type="float">
            <text:p>44</text:p>
          </table:table-cell>
          <table:table-cell office:value-type="float" office:value="1022210000" calcext:value-type="float">
            <text:p>1022210000</text:p>
          </table:table-cell>
          <table:table-cell office:value-type="float" office:value="4.56818" calcext:value-type="float">
            <text:p>4.56818</text:p>
          </table:table-cell>
          <table:table-cell office:value-type="float" office:value="47.5455" calcext:value-type="float">
            <text:p>47.5455</text:p>
          </table:table-cell>
          <table:table-cell office:value-type="float" office:value="42" calcext:value-type="float">
            <text:p>42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4" calcext:value-type="float">
            <text:p>44</text:p>
          </table:table-cell>
          <table:table-cell office:value-type="float" office:value="911361000" calcext:value-type="float">
            <text:p>911361000</text:p>
          </table:table-cell>
          <table:table-cell office:value-type="float" office:value="4.11364" calcext:value-type="float">
            <text:p>4.11364</text:p>
          </table:table-cell>
          <table:table-cell office:value-type="float" office:value="48.9318" calcext:value-type="float">
            <text:p>48.9318</text:p>
          </table:table-cell>
          <table:table-cell office:value-type="float" office:value="43" calcext:value-type="float">
            <text:p>43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4" calcext:value-type="float">
            <text:p>44</text:p>
          </table:table-cell>
          <table:table-cell office:value-type="float" office:value="1052210000" calcext:value-type="float">
            <text:p>1052210000</text:p>
          </table:table-cell>
          <table:table-cell office:value-type="float" office:value="4.31818" calcext:value-type="float">
            <text:p>4.3181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office:value-type="float" office:value="742032000" calcext:value-type="float">
            <text:p>742032000</text:p>
          </table:table-cell>
          <table:table-cell office:value-type="float" office:value="3.93478" calcext:value-type="float">
            <text:p>3.93478</text:p>
          </table:table-cell>
          <table:table-cell office:value-type="float" office:value="24.1087" calcext:value-type="float">
            <text:p>24.1087</text:p>
          </table:table-cell>
          <table:table-cell office:value-type="float" office:value="45" calcext:value-type="float">
            <text:p>45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4" calcext:value-type="float">
            <text:p>44</text:p>
          </table:table-cell>
          <table:table-cell office:value-type="float" office:value="822642000" calcext:value-type="float">
            <text:p>822642000</text:p>
          </table:table-cell>
          <table:table-cell office:value-type="float" office:value="3.86364" calcext:value-type="float">
            <text:p>3.86364</text:p>
          </table:table-cell>
          <table:table-cell office:value-type="float" office:value="34.25" calcext:value-type="float">
            <text:p>34.25</text:p>
          </table:table-cell>
          <table:table-cell office:value-type="float" office:value="44" calcext:value-type="float">
            <text:p>44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4" calcext:value-type="float">
            <text:p>1894</text:p>
          </table:table-cell>
          <table:table-cell office:value-type="float" office:value="46" calcext:value-type="float">
            <text:p>46</text:p>
          </table:table-cell>
          <table:table-cell office:value-type="float" office:value="953689000" calcext:value-type="float">
            <text:p>953689000</text:p>
          </table:table-cell>
          <table:table-cell office:value-type="float" office:value="4.78261" calcext:value-type="float">
            <text:p>4.78261</text:p>
          </table:table-cell>
          <table:table-cell office:value-type="float" office:value="32.9565" calcext:value-type="float">
            <text:p>32.9565</text:p>
          </table:table-cell>
          <table:table-cell office:value-type="float" office:value="45" calcext:value-type="float">
            <text:p>45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5" calcext:value-type="float">
            <text:p>1825</text:p>
          </table:table-cell>
          <table:table-cell office:value-type="float" office:value="46" calcext:value-type="float">
            <text:p>46</text:p>
          </table:table-cell>
          <table:table-cell office:value-type="float" office:value="812258000" calcext:value-type="float">
            <text:p>812258000</text:p>
          </table:table-cell>
          <table:table-cell office:value-type="float" office:value="3.95652" calcext:value-type="float">
            <text:p>3.95652</text:p>
          </table:table-cell>
          <table:table-cell office:value-type="float" office:value="19.8478" calcext:value-type="float">
            <text:p>19.8478</text:p>
          </table:table-cell>
          <table:table-cell office:value-type="float" office:value="41" calcext:value-type="float">
            <text:p>41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901267000" calcext:value-type="float">
            <text:p>901267000</text:p>
          </table:table-cell>
          <table:table-cell office:value-type="float" office:value="4.8913" calcext:value-type="float">
            <text:p>4.8913</text:p>
          </table:table-cell>
          <table:table-cell office:value-type="float" office:value="37.1087" calcext:value-type="float">
            <text:p>37.1087</text:p>
          </table:table-cell>
          <table:table-cell office:value-type="float" office:value="45" calcext:value-type="float">
            <text:p>45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5" calcext:value-type="float">
            <text:p>45</text:p>
          </table:table-cell>
          <table:table-cell office:value-type="float" office:value="782348000" calcext:value-type="float">
            <text:p>782348000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15.9111" calcext:value-type="float">
            <text:p>15.9111</text:p>
          </table:table-cell>
          <table:table-cell office:value-type="float" office:value="48" calcext:value-type="float">
            <text:p>48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3" calcext:value-type="float">
            <text:p>1853</text:p>
          </table:table-cell>
          <table:table-cell office:value-type="float" office:value="40" calcext:value-type="float">
            <text:p>40</text:p>
          </table:table-cell>
          <table:table-cell office:value-type="float" office:value="751486000" calcext:value-type="float">
            <text:p>751486000</text:p>
          </table:table-cell>
          <table:table-cell office:value-type="float" office:value="4.075" calcext:value-type="float">
            <text:p>4.075</text:p>
          </table:table-cell>
          <table:table-cell office:value-type="float" office:value="25.725" calcext:value-type="float">
            <text:p>25.725</text:p>
          </table:table-cell>
          <table:table-cell office:value-type="float" office:value="43" calcext:value-type="float">
            <text:p>43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7" calcext:value-type="float">
            <text:p>1857</text:p>
          </table:table-cell>
          <table:table-cell office:value-type="float" office:value="45" calcext:value-type="float">
            <text:p>45</text:p>
          </table:table-cell>
          <table:table-cell office:value-type="float" office:value="616748000" calcext:value-type="float">
            <text:p>616748000</text:p>
          </table:table-cell>
          <table:table-cell office:value-type="float" office:value="3.68889" calcext:value-type="float">
            <text:p>3.68889</text:p>
          </table:table-cell>
          <table:table-cell office:value-type="float" office:value="25.9111" calcext:value-type="float">
            <text:p>25.9111</text:p>
          </table:table-cell>
          <table:table-cell office:value-type="float" office:value="45" calcext:value-type="float">
            <text:p>45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office:value-type="float" office:value="712436000" calcext:value-type="float">
            <text:p>712436000</text:p>
          </table:table-cell>
          <table:table-cell office:value-type="float" office:value="4.06522" calcext:value-type="float">
            <text:p>4.06522</text:p>
          </table:table-cell>
          <table:table-cell office:value-type="float" office:value="20.6522" calcext:value-type="float">
            <text:p>20.6522</text:p>
          </table:table-cell>
          <table:table-cell office:value-type="float" office:value="46" calcext:value-type="float">
            <text:p>46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2" calcext:value-type="float">
            <text:p>42</text:p>
          </table:table-cell>
          <table:table-cell office:value-type="float" office:value="925773000" calcext:value-type="float">
            <text:p>925773000</text:p>
          </table:table-cell>
          <table:table-cell office:value-type="float" office:value="4.30952" calcext:value-type="float">
            <text:p>4.30952</text:p>
          </table:table-cell>
          <table:table-cell office:value-type="float" office:value="46.7619" calcext:value-type="float">
            <text:p>46.7619</text:p>
          </table:table-cell>
          <table:table-cell office:value-type="float" office:value="45" calcext:value-type="float">
            <text:p>45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823202000" calcext:value-type="float">
            <text:p>823202000</text:p>
          </table:table-cell>
          <table:table-cell office:value-type="float" office:value="4.41304" calcext:value-type="float">
            <text:p>4.41304</text:p>
          </table:table-cell>
          <table:table-cell office:value-type="float" office:value="27.2174" calcext:value-type="float">
            <text:p>27.2174</text:p>
          </table:table-cell>
          <table:table-cell office:value-type="float" office:value="49" calcext:value-type="float">
            <text:p>49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2" calcext:value-type="float">
            <text:p>42</text:p>
          </table:table-cell>
          <table:table-cell office:value-type="float" office:value="906073000" calcext:value-type="float">
            <text:p>906073000</text:p>
          </table:table-cell>
          <table:table-cell office:value-type="float" office:value="4.42857" calcext:value-type="float">
            <text:p>4.42857</text:p>
          </table:table-cell>
          <table:table-cell office:value-type="float" office:value="28.6905" calcext:value-type="float">
            <text:p>28.6905</text:p>
          </table:table-cell>
          <table:table-cell office:value-type="float" office:value="47" calcext:value-type="float">
            <text:p>47</text:p>
          </table:table-cell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office:value-type="float" office:value="730241000" calcext:value-type="float">
            <text:p>730241000</text:p>
          </table:table-cell>
          <table:table-cell office:value-type="float" office:value="4.1087" calcext:value-type="float">
            <text:p>4.1087</text:p>
          </table:table-cell>
          <table:table-cell office:value-type="float" office:value="33.3696" calcext:value-type="float">
            <text:p>33.3696</text:p>
          </table:table-cell>
          <table:table-cell office:value-type="float" office:value="46" calcext:value-type="float">
            <text:p>46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2" calcext:value-type="float">
            <text:p>42</text:p>
          </table:table-cell>
          <table:table-cell office:value-type="float" office:value="905287000" calcext:value-type="float">
            <text:p>905287000</text:p>
          </table:table-cell>
          <table:table-cell office:value-type="float" office:value="4.2381" calcext:value-type="float">
            <text:p>4.2381</text:p>
          </table:table-cell>
          <table:table-cell office:value-type="float" office:value="39.7619" calcext:value-type="float">
            <text:p>39.7619</text:p>
          </table:table-cell>
          <table:table-cell office:value-type="float" office:value="43" calcext:value-type="float">
            <text:p>43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6" calcext:value-type="float">
            <text:p>46</text:p>
          </table:table-cell>
          <table:table-cell office:value-type="float" office:value="974871000" calcext:value-type="float">
            <text:p>974871000</text:p>
          </table:table-cell>
          <table:table-cell office:value-type="float" office:value="4.34783" calcext:value-type="float">
            <text:p>4.34783</text:p>
          </table:table-cell>
          <table:table-cell office:value-type="float" office:value="47.3913" calcext:value-type="float">
            <text:p>47.3913</text:p>
          </table:table-cell>
          <table:table-cell office:value-type="float" office:value="40" calcext:value-type="float">
            <text:p>40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39" calcext:value-type="float">
            <text:p>39</text:p>
          </table:table-cell>
          <table:table-cell office:value-type="float" office:value="605571000" calcext:value-type="float">
            <text:p>605571000</text:p>
          </table:table-cell>
          <table:table-cell office:value-type="float" office:value="4.07692" calcext:value-type="float">
            <text:p>4.07692</text:p>
          </table:table-cell>
          <table:table-cell office:value-type="float" office:value="22.1026" calcext:value-type="float">
            <text:p>22.1026</text:p>
          </table:table-cell>
          <table:table-cell office:value-type="float" office:value="46" calcext:value-type="float">
            <text:p>46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1" calcext:value-type="float">
            <text:p>1881</text:p>
          </table:table-cell>
          <table:table-cell office:value-type="float" office:value="46" calcext:value-type="float">
            <text:p>46</text:p>
          </table:table-cell>
          <table:table-cell office:value-type="float" office:value="872102000" calcext:value-type="float">
            <text:p>872102000</text:p>
          </table:table-cell>
          <table:table-cell office:value-type="float" office:value="4.56522" calcext:value-type="float">
            <text:p>4.56522</text:p>
          </table:table-cell>
          <table:table-cell office:value-type="float" office:value="24.587" calcext:value-type="float">
            <text:p>24.587</text:p>
          </table:table-cell>
          <table:table-cell office:value-type="float" office:value="45" calcext:value-type="float">
            <text:p>45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39" calcext:value-type="float">
            <text:p>39</text:p>
          </table:table-cell>
          <table:table-cell office:value-type="float" office:value="632278000" calcext:value-type="float">
            <text:p>632278000</text:p>
          </table:table-cell>
          <table:table-cell office:value-type="float" office:value="4.07692" calcext:value-type="float">
            <text:p>4.07692</text:p>
          </table:table-cell>
          <table:table-cell office:value-type="float" office:value="6.35897" calcext:value-type="float">
            <text:p>6.35897</text:p>
          </table:table-cell>
          <table:table-cell office:value-type="float" office:value="44" calcext:value-type="float">
            <text:p>44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1" calcext:value-type="float">
            <text:p>41</text:p>
          </table:table-cell>
          <table:table-cell office:value-type="float" office:value="856275000" calcext:value-type="float">
            <text:p>856275000</text:p>
          </table:table-cell>
          <table:table-cell office:value-type="float" office:value="4.53659" calcext:value-type="float">
            <text:p>4.53659</text:p>
          </table:table-cell>
          <table:table-cell office:value-type="float" office:value="35.4146" calcext:value-type="float">
            <text:p>35.4146</text:p>
          </table:table-cell>
          <table:table-cell office:value-type="float" office:value="47" calcext:value-type="float">
            <text:p>47</text:p>
          </table:table-cell>
          <table:table-cell office:value-type="float" office:value="7587" calcext:value-type="float">
            <text:p>7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0:32.317471575</dc:date>
    <meta:editing-duration>PT2M56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